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2_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eurons (2<text:span text:style-name="T1">nd</text:span> Layer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3622" calcext:value-type="float">
            <text:p>0.362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3552" calcext:value-type="float">
            <text:p>0.3552</text:p>
          </table:table-cell>
        </table:table-row>
        <table:table-row table:style-name="ro2">
          <table:table-cell office:value-type="float" office:value="8540" calcext:value-type="float">
            <text:p>8540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3188" calcext:value-type="float">
            <text:p>0.3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13:56:46.611786339</dc:date>
    <meta:editing-duration>PT2M11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